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8.14cm" style:rel-column-width="19396*"/>
    </style:style>
    <style:style style:name="Table2.B" style:family="table-column">
      <style:table-column-properties style:column-width="19.366cm" style:rel-column-width="46139*"/>
    </style:style>
    <style:style style:name="Table2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 fo:language="ru" fo:country="RU"/>
    </style:style>
    <style:style style:name="P3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4pt" fo:language="ru" fo:country="RU" style:font-name-asian="Times New Roman3" style:font-size-asian="12pt" style:font-name-complex="Times New Roman3" style:font-size-complex="12pt"/>
    </style:style>
    <style:style style:name="P5" style:family="paragraph" style:parent-style-name="Heading_20_1">
      <style:text-properties style:font-name="Times New Roman" fo:language="ru" fo:country="RU"/>
    </style:style>
    <style:style style:name="P6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style:font-name="Times New Roman2" fo:language="ru" fo:country="RU" style:font-name-asian="Times New Roman2" style:font-name-complex="Times New Roman2"/>
    </style:style>
    <style:style style:name="T3" style:family="text">
      <style:text-properties style:font-name="Times New Roman2" fo:language="en" fo:country="US" style:font-name-asian="Times New Roman2" style:font-name-complex="Times New Roman2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language="en" fo:country="US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Функционирование программного обеспечения прибора</text:h>
          </table:table-cell>
        </table:table-row>
        <table:table-row table:style-name="Table1.2">
          <table:table-cell table:style-name="Table1.A2" office:value-type="string">
            <text:p text:style-name="P2">ПО прибора предназначено для выполнения программ, созданных при помощи генератора кода (входящего в состав SimInTech), по схемам алгоритма, созданного пользователем.</text:p>
            <text:p text:style-name="P2">ПО прибора работает под управлением операционной системы реального времени QNX (ОСРВ <text:span text:style-name="T1">QNX, </text:span>по умолчанию – версия 6) в двух режимах:</text:p>
            <text:list xml:id="list1903307333279754449" text:style-name="L1">
              <text:list-item>
                <text:p text:style-name="P6"><text:span text:style-name="T4">штатный </text:span><text:span text:style-name="T2">– </text:span><text:span text:style-name="T4">нет доступа к переменным и невозможно удалённо управлять расчетом на приборе через графическую оболочку SimInTech (ПК МВТУ 4);</text:span></text:p>
              </text:list-item>
              <text:list-item>
                <text:p text:style-name="P6"><text:span text:style-name="T4">отладочный </text:span><text:span text:style-name="T2">– </text:span><text:span text:style-name="T4">можно получить удалённый доступ к переменным и допустимо управление расчётом на приборе через графическую оболочку SimInTech (ПК МВТУ 4).</text:span></text:p>
              </text:list-item>
            </text:list>
            <text:p text:style-name="P2">К ПО прибора, функционирующему в режиме отладки, относится только сервер обмена данными GdbServer. В штатном режиме пользователь может не копировать GdbServer. В обязательном порядке для работы ПО прибора кроме исполняемых файлов необходимо наличие файла описания внешних переменных расчётных модулей</text:p>
            <text:p text:style-name="Our_20_code">*.extvars.table</text:p>
            <text:p text:style-name="Text_20_body"><text:span text:style-name="T4">и файла конфигурации загрузки </text:span>default.conf, <text:span text:style-name="T4">по которым при загрузке диспетчера расчётных модулей формируется рабочая область памяти внешних переменных. Остальное </text:span><text:span text:style-name="T5">- </text:span><text:span text:style-name="T4">GdbServer и файлы</text:span></text:p>
            <text:p text:style-name="Our_20_code">*.intvars.table</text:p>
            <text:p text:style-name="P2">можно удалить, если этих компонентов на приборе нет, то доступ извне к константам (группа переменных расчетных модулей) и переменным состояния невозможен. Для запуска ПО прибора в штатном режиме перекомпилировать диспетчер расчётных модулей и сами модули не нужно.</text:p>
            <text:p text:style-name="Text_20_body"><text:span text:style-name="T4">Для исключения вывода в консоль текстовой информации с диагностикой о </text:span><text:span text:style-name="T4">работе программы необходимо запустить диспетчер расчетных модулей (процессов) DispExemod с выводом в «нулевое» устройство. Для этого в командную строку ОС прибора (консоль прибора) или в файл автозапуска необходимо ввести строку:</text:span></text:p>
            <text:p text:style-name="Our_20_code"><text:span text:style-name="T6">./DispExemod </text:span><text:span text:style-name="T6">&gt; dev/null</text:span></text:p>
            <text:p text:style-name="P2">Чтобы прибор в штатном режиме автоматически запускал нужную программу необходимо прописать запуск диспетчера расчётных модулей (процессов) DispExemod. Для этого в текст файла rc.local, расположенного по адресу (в ОСРВ QNX):</text:p>
            <text:p text:style-name="Our_20_code">/etc/rc.d/rc.local</text:p>
            <text:p text:style-name="P2">необходимо добавить строку:</text:p>
            <text:p text:style-name="Our_20_code">./DispExemod &lt;имя файла конфигурации загрузки&gt; &lt;имя начального состояния прибора&gt;</text:p>
            <text:p text:style-name="P2">Для автоматического запуска сервера отладки при запуске прибора в отладочном режиме в текст файла rc.local необходимо добавить строку:</text:p>
            <text:p text:style-name="Our_20_code"><text:soft-page-break/>./GdbServer &lt;порт сервера отладки&gt;</text:p>
            <text:p text:style-name="P2">Алгоритм функционирования ПО прибора:</text:p>
            <text:p text:style-name="P3"><draw:frame draw:style-name="fr1" draw:name="graphics1" text:anchor-type="as-char" svg:width="11.01cm" svg:height="24.841cm" draw:z-index="0"><draw:image xlink:href="../_images/rp-3-ris-1.png" xlink:type="simple" xlink:show="embed" xlink:actuate="onLoad"/></draw:frame></text:p>
            <text:p text:style-name="P3"><text:soft-page-break/>Расшифровка общих областей памяти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Our_20_code">/header</text:p>
                </table:table-cell>
                <table:table-cell table:style-name="Table2.A1" office:value-type="string">
                  <text:p text:style-name="P4"><text:span text:style-name="T3">‒</text:span><text:span text:style-name="T1"> </text:span>показывает общую информацию о диспетчере;</text:p>
                </table:table-cell>
              </table:table-row>
              <table:table-row>
                <table:table-cell table:style-name="Table2.A1" office:value-type="string">
                  <text:p text:style-name="Our_20_code">/exemod_struct</text:p>
                </table:table-cell>
                <table:table-cell table:style-name="Table2.A1" office:value-type="string">
                  <text:p text:style-name="P4"><text:span text:style-name="T3">‒</text:span><text:span text:style-name="T1"> </text:span>список загруженных расчётных модулей с их параметрами;</text:p>
                </table:table-cell>
              </table:table-row>
              <table:table-row>
                <table:table-cell table:style-name="Table2.A1" office:value-type="string">
                  <text:p text:style-name="Our_20_code">/extvars_struct</text:p>
                </table:table-cell>
                <table:table-cell table:style-name="Table2.A1" office:value-type="string">
                  <text:p text:style-name="P4"><text:span text:style-name="T3">‒ </text:span>таблица описаний внешних переменных общей области памяти всех расчётных модулей загрузки;</text:p>
                </table:table-cell>
              </table:table-row>
              <table:table-row>
                <table:table-cell table:style-name="Table2.A1" office:value-type="string">
                  <text:p text:style-name="Our_20_code">/extvars_value</text:p>
                </table:table-cell>
                <table:table-cell table:style-name="Table2.A1" office:value-type="string">
                  <text:p text:style-name="P4"><text:span text:style-name="T3">‒ </text:span>общая рабочая область памяти для внешних (разделяемых) переменных всех расчётных модулей.</text:p>
                </table:table-cell>
              </table:table-row>
            </table:table>
            <text:p text:style-name="P3">Подробное описание областей памяти приведено в руководстве системного программиста. Структура и взаимосвязи ПО прибора:</text:p>
            <text:p text:style-name="P3"><draw:frame draw:style-name="fr2" draw:name="graphics2" text:anchor-type="as-char" svg:width="19.821cm" svg:height="14.019cm" draw:z-index="1"><draw:image xlink:href="../_images/rp-3-ris-2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3" style:font-size-asian="12pt" style:font-name-complex="Times New Roman3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ункционирование программного обеспечения прибора</dc:title>
    <dc:date>2016-02-20T11:15:08.17</dc:date>
    <meta:generator>OpenOffice/4.1.1$Win32 OpenOffice.org_project/411m6$Build-9775</meta:generator>
    <meta:editing-duration>PT3H11M12S</meta:editing-duration>
    <meta:editing-cycles>80</meta:editing-cycles>
    <dc:creator>ILYA KUBENSKIY</dc:creator>
    <meta:document-statistic meta:table-count="2" meta:image-count="2" meta:object-count="0" meta:page-count="3" meta:paragraph-count="31" meta:word-count="359" meta:character-count="2769"/>
    <meta:user-defined meta:name="Поле 1"/>
    <meta:user-defined meta:name="Поле 2"/>
    <meta:user-defined meta:name="Поле 3"/>
    <meta:user-defined meta:name="Поле 4"/>
  </office:meta>
</office:document-meta>
</file>